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cnpyudl54qn8"/>Entregable 2 - Ejercicio 5:</text:p>
      <text:p text:style-name="Heading_20_1"><text:bookmark text:name="_bmdr3hhmgupm"/>Criterios de exclusión de ejemplos</text:p>
      <text:p text:style-name="P1"><text:s text:c="2"/>1. Se eliminan registros que pertenezcan a ‘Suburb’, quedándonos con los 30 suburbios que aparecen con mayor frecuencia.</text:p>
      <text:p text:style-name="Standard"/>
      <text:p text:style-name="Heading_20_1"><text:bookmark text:name="_bv9i6s6l79lm"/>Características seleccionadas</text:p>
      <text:p text:style-name="Heading_20_3"><text:bookmark text:name="_5zdx1k5h31nb"/>Características categóricas</text:p>
      <text:p text:style-name="Standard"><text:s text:c="2"/>1. Type: tipo de propiedad. 3 valores posibles.</text:p>
      <text:p text:style-name="Standard"><text:s text:c="2"/>2. Suburb: suburbio donde está ubicada la propiedad. 30 valores posibles.</text:p>
      <text:p text:style-name="Standard"/>
      <text:p text:style-name="Standard"><text:s text:c="2"/>Todas las características categóricas fueron codificadas con un</text:p>
      <text:p text:style-name="Standard"><text:s text:c="2"/>método OneHotEncoding.</text:p>
      <text:p text:style-name="Standard"/>
      <text:p text:style-name="Heading_20_3"><text:bookmark text:name="_fa3r4ctbbh4u"/>Características numéricas</text:p>
      <text:p text:style-name="Standard"><text:s text:c="2"/>1. Rooms: cantidad de habitaciones.</text:p>
      <text:p text:style-name="Standard"><text:s text:c="2"/>2. Distance: distancia al centro de la ciudad.</text:p>
      <text:p text:style-name="Standard"><text:s text:c="2"/>3. Price: precio de compra/venta de la propiedad.</text:p>
      <text:p text:style-name="Standard"><text:s text:c="2"/>4. Postcode: código postal.</text:p>
      <text:p text:style-name="Standard"><text:s text:c="2"/>5. Bedroom2: cantidad de habitaciones con cama.</text:p>
      <text:p text:style-name="Standard"><text:s text:c="2"/>6. Bathroom: cantidad de baños.</text:p>
      <text:p text:style-name="Standard"><text:s text:c="2"/>7. Car: cantidad de lugares para estacionar autos.</text:p>
      <text:p text:style-name="Standard"><text:s text:c="2"/>8. Landsize: tamaño del terreno.</text:p>
      <text:p text:style-name="Standard"><text:s text:c="2"/>9. BuildingArea: metros cuadrados construidos.</text:p>
      <text:p text:style-name="Standard"><text:s/>10. YearBuilt: año de construcción.</text:p>
      <text:p text:style-name="Standard"><text:s/>11. Lattitude: latitud</text:p>
      <text:p text:style-name="Standard"><text:s/>12. Longtitude: longitud</text:p>
      <text:p text:style-name="Standard"><text:soft-page-break/><text:s/>13. environment_price: se agrega el precio promedio diario de </text:p>
      <text:p text:style-name="Standard"><text:s text:c="5"/>publicaciones de la plataforma AirBnB en el mismo código </text:p>
      <text:p text:style-name="Standard"><text:s text:c="5"/>postal. [<text:a xlink:type="simple" xlink:href="https://www.kaggle.com/tylerx/melbourne-airbnb-open-data?select=cleansed_listings_dec18.csv" text:style-name="ListLabel_20_1" text:visited-style-name="ListLabel_20_1"><text:span text:style-name="T1">Link al repositorio con datos externos</text:span></text:a>].</text:p>
      <text:p text:style-name="Standard"/>
      <text:p text:style-name="Standard"/>
      <text:p text:style-name="Heading_20_3"><text:bookmark text:name="_xxjofsn6mg9"/>Transformaciones:</text:p>
      <text:p text:style-name="Standard"><text:s text:c="2"/>1. Todas las características numéricas fueron estandarizadas usando MinMaxScaler.</text:p>
      <text:p text:style-name="Standard"><text:s text:c="2"/>2. Las columnas ‘YearBuilt’ y ‘BuildingArea’ fueron imputadas utilizando el </text:p>
      <text:p text:style-name="Standard"><text:s text:c="5"/>algoritmo IterativeImputer, con el estimador KNeighborsRegressor<text:span text:style-name="T2">.</text:span></text:p>
      <text:p text:style-name="Standard"><text:s text:c="2"/>3. Se aplicó el método PCA para reducir la dimensionalidad y se calculó la varianza de las primeras 20 componentes. </text:p>
      <text:p text:style-name="Heading_20_3"><text:bookmark text:name="_5364dtgbuju7"/>Datos aumentados</text:p>
      <text:p text:style-name="Standard"><text:s text:c="2"/>1. Se agrega la primera columnas obtenidas a través del</text:p>
      <text:p text:style-name="Standard"><text:s text:c="5"/>método de PCA, aplicado sobre el conjunto de datos</text:p>
      <text:p text:style-name="Standard"><text:s text:c="5"/>totalmente proces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223" meta:character-count="1641" meta:non-whitespace-character-count="1383"/>
    <meta:generator>LibreOfficeDev/6.0.5.2$Linux_X86_64 LibreOffice_project/</meta:generator>
  </office:meta>
</office:document-meta>
</file>